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74.8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haddock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sacea cymbiform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ectopyramis nat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phyes sp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 style:data-style-name="N2" text:time-value="10:27:54.90169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10-30T10:36:13.281873000</dc:date>
    <meta:editing-duration>PT5H24M11S</meta:editing-duration>
    <meta:editing-cycles>42</meta:editing-cycles>
    <meta:generator>LibreOffice/5.4.1.2$MacOSX_X86_64 LibreOffice_project/ea7cb86e6eeb2bf3a5af73a8f7777ac570321527</meta:generator>
    <meta:document-statistic meta:table-count="1" meta:cell-count="640" meta:object-count="0"/>
  </office:meta>
</office:document-meta>
</file>